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0408EFAE3D757B06B65.png" manifest:media-type="image/png"/>
  <manifest:file-entry manifest:full-path="Pictures/1000000000000258000000446459FE954F3F8F02.png" manifest:media-type="image/png"/>
  <manifest:file-entry manifest:full-path="Pictures/1000000100000190000000C8FEC8EE6A59C494D5.png" manifest:media-type="image/png"/>
  <manifest:file-entry manifest:full-path="Pictures/1000000100000190000001901E290902733F8C32.png" manifest:media-type="image/png"/>
  <manifest:file-entry manifest:full-path="Pictures/1000000000000578000003E8186D8311513D8219.png" manifest:media-type="image/png"/>
  <manifest:file-entry manifest:full-path="Pictures/100000000000018700000037470E0FC3854D4762.png" manifest:media-type="image/png"/>
  <manifest:file-entry manifest:full-path="Pictures/100000000000022C00000040FE4471FA32A0ADD8.png" manifest:media-type="image/png"/>
  <manifest:file-entry manifest:full-path="Pictures/100000000000023D000000458CE6BCC5CCD47915.png" manifest:media-type="image/png"/>
  <manifest:file-entry manifest:full-path="Pictures/1000000000000578000003E8C54B5342DFAB91D6.png" manifest:media-type="image/png"/>
  <manifest:file-entry manifest:full-path="Pictures/1000000000000578000003E89DC460C6584924CB.png" manifest:media-type="image/png"/>
  <manifest:file-entry manifest:full-path="Pictures/1000000000000578000003E81C162FE036D21D56.png" manifest:media-type="image/png"/>
  <manifest:file-entry manifest:full-path="Pictures/100000000000060D0000030FFEC56C8B4EECC81E.png" manifest:media-type="image/png"/>
  <manifest:file-entry manifest:full-path="Pictures/1000000000000383000000405C720A1B7D493B68.png" manifest:media-type="image/png"/>
  <manifest:file-entry manifest:full-path="Pictures/10000000000003690000004F6D626353CC0911D4.png" manifest:media-type="image/png"/>
  <manifest:file-entry manifest:full-path="Pictures/1000000000000261000000616CE69BF81FFEA537.png" manifest:media-type="image/png"/>
  <manifest:file-entry manifest:full-path="Pictures/1000000000000578000003E8711FEE16A91306C0.png" manifest:media-type="image/png"/>
  <manifest:file-entry manifest:full-path="Pictures/100000010000025800000188CACFA4B0C4DC4533.png" manifest:media-type="image/png"/>
  <manifest:file-entry manifest:full-path="Pictures/10000000000003820000004CECAA05233FFB5A62.png" manifest:media-type="image/png"/>
  <manifest:file-entry manifest:full-path="Pictures/10000000000003A60000005E08FCAA806C9E4A10.png" manifest:media-type="image/png"/>
  <manifest:file-entry manifest:full-path="Pictures/100000000000018A0000004E753C283A2BC3DEF5.png" manifest:media-type="image/png"/>
  <manifest:file-entry manifest:full-path="Pictures/10000000000003DE000001B769A300C220D2784F.png" manifest:media-type="image/png"/>
  <manifest:file-entry manifest:full-path="Pictures/10000000000002D70000004BB4B6EAAD3D6BBB0D.png" manifest:media-type="image/png"/>
  <manifest:file-entry manifest:full-path="Pictures/100000010000037200000372FD974412909E379A.png" manifest:media-type="image/png"/>
  <manifest:file-entry manifest:full-path="Pictures/100000000000016100000044E0594A7955C0B007.png" manifest:media-type="image/png"/>
  <manifest:file-entry manifest:full-path="Pictures/100000000000069D000002391A27F7AA59F2329D.png" manifest:media-type="image/png"/>
  <manifest:file-entry manifest:full-path="Pictures/100000000000069F0000023BC8E17431E550A4D2.png" manifest:media-type="image/png"/>
  <manifest:file-entry manifest:full-path="Pictures/100000000000069F0000023AF229120A94D513CC.png" manifest:media-type="image/png"/>
  <manifest:file-entry manifest:full-path="Pictures/1000000000000515000001343C9F40D7AC5FC741.png" manifest:media-type="image/png"/>
  <manifest:file-entry manifest:full-path="Pictures/1000000100000253000000470DC5FDD645C16CE4.png" manifest:media-type="image/png"/>
  <manifest:file-entry manifest:full-path="Pictures/10000000000002B100000043CE29EDDB1570CBB9.png" manifest:media-type="image/png"/>
  <manifest:file-entry manifest:full-path="Pictures/10000000000002BD00000032EB3EE513C8812A01.png" manifest:media-type="image/png"/>
  <manifest:file-entry manifest:full-path="Pictures/10000000000002B100000050883B01D52E85C9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out_20_fill_5f_1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3.649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8" style:family="graphic" style:parent-style-name="Default_20_Drawing_20_Style_5f_2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draw:fill="none" fo:min-height="1.601cm"/>
      <style:paragraph-properties style:writing-mode="lr-tb"/>
    </style:style>
    <style:style style:name="gr10" style:family="graphic" style:parent-style-name="standard">
      <style:graphic-properties draw:stroke="none" draw:fill="none" fo:min-height="0.801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1.601cm"/>
      <style:paragraph-properties style:writing-mode="lr-tb"/>
    </style:style>
    <style:style style:name="gr12" style:family="graphic" style:parent-style-name="standard">
      <style:graphic-properties draw:stroke="none" draw:fill="none" fo:min-height="4.001cm"/>
      <style:paragraph-properties style:writing-mode="lr-tb"/>
    </style:style>
    <style:style style:name="gr13" style:family="graphic" style:parent-style-name="standard">
      <style:graphic-properties draw:stroke="none" draw:fill="none" fo:min-height="2.021cm"/>
      <style:paragraph-properties style:writing-mode="lr-tb"/>
    </style:style>
    <style:style style:name="gr14" style:family="graphic" style:parent-style-name="standard">
      <style:graphic-properties draw:stroke="none" draw:fill="none" fo:min-height="2.82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25cm" fo:min-width="0cm" fo:padding-top="0.165cm" fo:padding-bottom="0.165cm" fo:padding-left="0.29cm" fo:padding-right="0.29cm"/>
    </style:style>
    <style:style style:name="gr17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17cm" fo:min-width="0cm" fo:padding-top="0.165cm" fo:padding-bottom="0.165cm" fo:padding-left="0.29cm" fo:padding-right="0.29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Roman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atin Modern Roman" fo:font-size="24pt" style:font-size-asian="24pt" style:font-size-complex="24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 style:writing-mode="lr-tb"/>
      <style:text-properties style:font-name="Latin Modern Roman" fo:font-size="16pt" style:font-size-asian="16pt" style:font-size-complex="16pt"/>
    </style:style>
    <style:style style:name="P11" style:family="paragraph">
      <style:paragraph-properties fo:margin-left="0cm" fo:margin-right="0cm" fo:margin-top="0.42cm" fo:margin-bottom="0.35cm" fo:line-height="100%" fo:text-indent="0cm"/>
    </style:style>
    <style:style style:name="P12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font-size="16pt" style:font-size-asian="16pt" style:font-size-complex="16pt"/>
    </style:style>
    <style:style style:name="P13" style:family="paragraph">
      <style:paragraph-properties fo:margin-top="0.42cm" fo:margin-bottom="0.35cm" fo:text-align="start"/>
      <style:text-properties fo:font-size="16pt"/>
    </style:style>
    <style:style style:name="P14" style:family="paragraph">
      <loext:graphic-properties draw:fill="none"/>
      <style:paragraph-properties fo:margin-top="0.42cm" fo:margin-bottom="0.35cm" fo:text-align="start" style:writing-mode="lr-tb"/>
      <style:text-properties style:font-name="Latin Modern Roman" fo:font-size="16pt" style:font-size-asian="16pt" style:font-size-complex="16pt"/>
    </style:style>
    <style:style style:name="P15" style:family="paragraph">
      <style:paragraph-properties fo:margin-top="0.42cm" fo:margin-bottom="0.35cm" fo:text-align="start"/>
    </style:style>
    <style:style style:name="P16" style:family="paragraph">
      <loext:graphic-properties draw:fill="none" draw:fill-color="#ffffff"/>
      <style:text-properties style:font-name="Latin Modern Roman" fo:font-size="20pt" style:font-size-asian="20pt" style:font-size-complex="20pt"/>
    </style:style>
    <style:style style:name="P17" style:family="paragraph">
      <loext:graphic-properties draw:fill-color="#ffffff"/>
    </style:style>
    <style:style style:name="P18" style:family="paragraph">
      <style:paragraph-properties fo:text-align="center"/>
    </style:style>
    <style:style style:name="T1" style:family="text">
      <style:text-properties style:font-name="Latin Modern Roman" fo:font-size="18pt"/>
    </style:style>
    <style:style style:name="T2" style:family="text">
      <style:text-properties style:font-name="Latin Modern Roman" fo:font-size="18pt" fo:font-style="italic" style:font-style-asian="italic" style:font-style-complex="italic"/>
    </style:style>
    <style:style style:name="T3" style:family="text">
      <style:text-properties style:font-name="Latin Modern Roman" fo:font-size="24pt" style:font-size-asian="24pt" style:font-size-complex="24pt"/>
    </style:style>
    <style:style style:name="T4" style:family="text">
      <style:text-properties style:font-name="Latin Modern Roman" fo:font-size="16pt" style:font-size-asian="16pt" style:font-size-complex="16pt"/>
    </style:style>
    <style:style style:name="T5" style:family="text">
      <style:text-properties style:font-name="Latin Modern Roman"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style:font-name="Latin Modern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275cm" svg:height="1.163cm" svg:x="13.8cm" svg:y="13.2cm">
          <draw:image xlink:href="Pictures/100000000000018700000037470E0FC3854D47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20cm" svg:height="10.173cm" svg:x="4.6cm" svg:y="2.1cm">
          <draw:text-box>
            <text:p><text:span text:style-name="T1">Quiz:</text:span></text:p>
            <text:p><text:span text:style-name="T1"/></text:p>
            <text:p><text:span text:style-name="T1">According </text:span><text:span text:style-name="T1">to a Forbes </text:span><text:span text:style-name="T1">magazine </text:span><text:span text:style-name="T1">article, one </text:span><text:span text:style-name="T1">of the </text:span><text:span text:style-name="T1">factors that </text:span><text:span text:style-name="T1">help to </text:span><text:span text:style-name="T1">become a </text:span><text:span text:style-name="T1">billionaire </text:span><text:span text:style-name="T1">is "to be </text:span><text:span text:style-name="T1">born in </text:span><text:span text:style-name="T1">September"</text:span><text:span text:style-name="T1">, because:</text:span></text:p>
            <text:p><text:span text:style-name="T1"/></text:p>
            <text:p text:style-name="P4"><text:span text:style-name="T2">"More self-</text:span><text:span text:style-name="T2">made </text:span><text:span text:style-name="T2">billionaires </text:span><text:span text:style-name="T2">were born </text:span><text:span text:style-name="T2">in </text:span><text:span text:style-name="T2">September </text:span><text:span text:style-name="T2">than any </text:span><text:span text:style-name="T2">other </text:span><text:span text:style-name="T2">month. [...]</text:span></text:p>
            <text:p text:style-name="P4"><text:span text:style-name="T2">Of the 678 </text:span><text:span text:style-name="T2">self-made </text:span><text:span text:style-name="T2">billionaires </text:span><text:span text:style-name="T2">worldwide, </text:span><text:span text:style-name="T2">64 have </text:span><text:span text:style-name="T2">September </text:span><text:span text:style-name="T2">birth </text:span><text:span text:style-name="T2">dates."</text:span></text:p>
            <text:p><text:span text:style-name="T1"/></text:p>
            <text:p><text:span text:style-name="T1">What do </text:span><text:span text:style-name="T1">you think is </text:span><text:span text:style-name="T1">wrong with </text:span><text:span text:style-name="T1">this </text:span><text:span text:style-name="T1">asser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6.838cm" svg:height="11cm" svg:x="5.7cm" svg:y="2.5cm">
          <draw:image xlink:href="Pictures/100000010000025800000188CACFA4B0C4DC453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3.603cm" svg:height="5.587cm" svg:x="2.277cm" svg:y="5.144cm">
          <draw:image xlink:href="Pictures/1000000000000515000001343C9F40D7AC5FC7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7.96cm" svg:height="7.964cm" svg:x="5.099cm" svg:y="3.356cm">
          <draw:image xlink:href="Pictures/10000000000003DE000001B769A300C220D278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69cm" svg:height="1.861cm" svg:x="13.8cm" svg:y="12.748cm">
          <draw:image xlink:href="Pictures/1000000000000261000000616CE69BF81FFEA537.png" xlink:type="simple" xlink:show="embed" xlink:actuate="onLoad" draw:mime-type="image/png">
            <text:p/>
          </draw:image>
        </draw:frame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C54B5342DFAB91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86D8311513D82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9DC460C6584924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C162FE036D21D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711FEE16A91306C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7" draw:layer="layout" svg:width="19.5cm" svg:height="6.266cm" svg:x="4.5cm" svg:y="4.234cm">
          <draw:text-box>
            <text:list text:style-name="L2">
              <text:list-item>
                <text:p><text:span text:style-name="T3">Gener</text:span><text:span text:style-name="T3">ate two </text:span><text:span text:style-name="T3">sample</text:span><text:span text:style-name="T3">s (A </text:span><text:span text:style-name="T3">and B, </text:span><text:span text:style-name="T3">say) of </text:span><text:span text:style-name="T3">100 </text:span><text:span text:style-name="T3">rando</text:span><text:span text:style-name="T3">m </text:span><text:span text:style-name="T3">numbe</text:span><text:span text:style-name="T3">rs </text:span><text:span text:style-name="T3">betwee</text:span><text:span text:style-name="T3">n 0 </text:span><text:span text:style-name="T3">and 1</text:span></text:p>
              </text:list-item>
              <text:list-item>
                <text:p><text:span text:style-name="T3">Calcul</text:span><text:span text:style-name="T3">ate the </text:span><text:span text:style-name="T3">ratios </text:span><text:span text:style-name="T3">A/B </text:span><text:span text:style-name="T3">and </text:span><text:span text:style-name="T3">B/A</text:span></text:p>
              </text:list-item>
              <text:list-item>
                <text:p><text:span text:style-name="T3">Create </text:span><text:span text:style-name="T3">a 4 x 4 </text:span><text:span text:style-name="T3">figure </text:span><text:span text:style-name="T3">with </text:span><text:span text:style-name="T3">KDEs </text:span><text:span text:style-name="T3">and </text:span><text:span text:style-name="T3">rug </text:span><text:span text:style-name="T3">plots </text:span><text:span text:style-name="T3">of </text:span><text:span text:style-name="T3">A/B, </text:span><text:span text:style-name="T3">B/A, </text:span><text:span text:style-name="T3">ln(A/B</text:span><text:span text:style-name="T3">) and </text:span><text:span text:style-name="T3">ln(B/A</text:span><text:span text:style-name="T3">)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768cm" svg:height="1.354cm" svg:x="13.832cm" svg:y="13.2cm">
          <draw:image xlink:href="Pictures/100000000000022C00000040FE4471FA32A0AD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0.256cm" svg:height="5.128cm" svg:x="7cm" svg:y="3.872cm">
          <draw:image xlink:href="Pictures/1000000100000190000000C8FEC8EE6A59C494D5.png" xlink:type="simple" xlink:show="embed" xlink:actuate="onLoad" draw:mime-type="image/png">
            <text:p/>
          </draw:image>
        </draw:frame>
        <draw:frame draw:style-name="gr6" draw:text-style-name="P5" draw:layer="layout" svg:width="20cm" svg:height="3.899cm" svg:x="5.5cm" svg:y="9.101cm">
          <draw:text-box>
            <text:p><text:span text:style-name="T1">1. Is this </text:span><text:span text:style-name="T1">sample </text:span><text:span text:style-name="T1">positively </text:span><text:span text:style-name="T1">or </text:span><text:span text:style-name="T1">negatively </text:span><text:span text:style-name="T1">skewed?</text:span></text:p>
            <text:p><text:span text:style-name="T1">2. What is </text:span><text:span text:style-name="T1">its </text:span><text:span text:style-name="T1">interquartil</text:span><text:span text:style-name="T1">e range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5" draw:layer="layout" svg:width="20cm" svg:height="10.173cm" svg:x="5.9cm" svg:y="2.101cm">
          <draw:text-box>
            <text:p><text:span text:style-name="T1">What is the </text:span><text:span text:style-name="T1">third </text:span><text:span text:style-name="T1">quartile of </text:span><text:span text:style-name="T1">this </text:span><text:span text:style-name="T1">distribution</text:span><text:span text:style-name="T1">?</text:span></text:p>
          </draw:text-box>
        </draw:frame>
        <draw:frame draw:style-name="gr1" draw:text-style-name="P1" draw:layer="layout" svg:width="9.756cm" svg:height="9.756cm" svg:x="7.344cm" svg:y="4cm">
          <draw:image xlink:href="Pictures/1000000100000190000001901E290902733F8C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7" draw:layer="layout" svg:width="19.5cm" svg:height="6.266cm" svg:x="4.5cm" svg:y="4.234cm">
          <draw:text-box>
            <text:list text:style-name="L2">
              <text:list-header>
                <text:p><text:span text:style-name="T3">Using </text:span><text:span text:style-name="T3">R, </text:span><text:span text:style-name="T3">generat</text:span><text:span text:style-name="T3">e two </text:span><text:span text:style-name="T3">sample</text:span><text:span text:style-name="T3">s (A </text:span><text:span text:style-name="T3">and B) </text:span><text:span text:style-name="T3">of 100 </text:span><text:span text:style-name="T3">rando</text:span><text:span text:style-name="T3">m </text:span><text:span text:style-name="T3">numbe</text:span><text:span text:style-name="T3">rs </text:span><text:span text:style-name="T3">betwee</text:span><text:span text:style-name="T3">n 0 </text:span><text:span text:style-name="T3">and 1, </text:span><text:span text:style-name="T3">and </text:span><text:span text:style-name="T3">calcula</text:span><text:span text:style-name="T3">te their </text:span><text:span text:style-name="T3">lograti</text:span><text:span text:style-name="T3">o </text:span><text:span text:style-name="T3">ln(A/B</text:span><text:span text:style-name="T3">). </text:span><text:span text:style-name="T3">Repeat </text:span><text:span text:style-name="T3">10 </text:span><text:span text:style-name="T3">times </text:span><text:span text:style-name="T3">and </text:span><text:span text:style-name="T3">visualis</text:span><text:span text:style-name="T3">e the </text:span><text:span text:style-name="T3">results </text:span><text:span text:style-name="T3">as a </text:span><text:span text:style-name="T3">box </text:span><text:span text:style-name="T3">plot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339cm" svg:height="1.65cm" svg:x="13.861cm" svg:y="13cm">
          <draw:image xlink:href="Pictures/100000000000018A0000004E753C283A2BC3DE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8" draw:layer="layout" svg:width="10.755cm" svg:height="0.963cm" svg:x="8.045cm" svg:y="1.4cm">
          <draw:text-box>
            <text:p>https://www.menti.com/alqnaz9suej4</text:p>
          </draw:text-box>
        </draw:frame>
        <draw:frame draw:style-name="gr1" draw:text-style-name="P1" draw:layer="layout" svg:width="10.949cm" svg:height="10.949cm" svg:x="0.051cm" svg:y="3.1cm">
          <draw:image xlink:href="Pictures/100000010000037200000372FD974412909E379A.png" xlink:type="simple" xlink:show="embed" xlink:actuate="onLoad" draw:mime-type="image/png">
            <text:p/>
          </draw:image>
        </draw:frame>
        <draw:frame draw:style-name="gr1" draw:text-style-name="P1" draw:layer="layout" svg:width="17.6cm" svg:height="8.896cm" svg:x="10.3cm" svg:y="4.104cm">
          <draw:image xlink:href="Pictures/100000000000060D0000030FFEC56C8B4EECC81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9" draw:text-style-name="P10" draw:layer="layout" svg:width="17.19cm" svg:height="1.851cm" svg:x="6.31cm" svg:y="6.149cm">
          <draw:text-box>
            <text:p text:style-name="P9"><text:span text:style-name="T4">How many </text:span><text:span text:style-name="T4">ways are </text:span><text:span text:style-name="T4">there to draw </text:span><text:span text:style-name="T4">a hand of 2 </text:span><text:span text:style-name="T4">cards from a </text:span><text:span text:style-name="T4">deck of 52 </text:span><text:span text:style-name="T4">when the </text:span><text:span text:style-name="T4">order of the </text:span><text:span text:style-name="T4">hand </text:span><text:span text:style-name="T4">matter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9" draw:text-style-name="P10" draw:layer="layout" svg:width="17.19cm" svg:height="1.851cm" svg:x="6.31cm" svg:y="6.149cm">
          <draw:text-box>
            <text:p text:style-name="P9"><text:span text:style-name="T4">How many </text:span><text:span text:style-name="T4">ways are </text:span><text:span text:style-name="T4">there to draw </text:span><text:span text:style-name="T4">a hand of 2 </text:span><text:span text:style-name="T4">cards from a </text:span><text:span text:style-name="T4">deck of 52 </text:span><text:span text:style-name="T4">when you </text:span><text:span text:style-name="T5">don't</text:span><text:span text:style-name="T4"> care </text:span><text:span text:style-name="T4">about the </text:span><text:span text:style-name="T4">order of the </text:span><text:span text:style-name="T4">hand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0" draw:text-style-name="P10" draw:layer="layout" svg:width="17.19cm" svg:height="1.051cm" svg:x="7.31cm" svg:y="6.949cm">
          <draw:text-box>
            <text:p text:style-name="P9"><text:span text:style-name="T4">How many </text:span><text:span text:style-name="T4">ways are </text:span><text:span text:style-name="T4">there to </text:span><text:span text:style-name="T4">shuffle 4 </text:span><text:span text:style-name="T4">card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1" draw:text-style-name="P12" draw:layer="layout" svg:width="17.5cm" svg:height="1.851cm" svg:x="6.5cm" svg:y="6.566cm">
          <draw:text-box>
            <text:p text:style-name="P11"><text:span text:style-name="T4">How many </text:span><text:span text:style-name="T4">ways are </text:span><text:span text:style-name="T4">there to pick </text:span><text:span text:style-name="T4">3 geologists </text:span><text:span text:style-name="T4">from a group </text:span><text:span text:style-name="T4">of 5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2" draw:text-style-name="P14" draw:layer="layout" svg:width="20.9cm" svg:height="4.251cm" svg:x="4.3cm" svg:y="5.429cm">
          <draw:text-box>
            <text:p text:style-name="P13"><text:span text:style-name="T4">95% of iron </text:span><text:span text:style-name="T4">ore deposits </text:span><text:span text:style-name="T4">are </text:span><text:span text:style-name="T4">characterised </text:span><text:span text:style-name="T4">by magnetic </text:span><text:span text:style-name="T4">anomalies, </text:span><text:span text:style-name="T4">and so are </text:span><text:span text:style-name="T4">98% of </text:span><text:span text:style-name="T4">chromium </text:span><text:span text:style-name="T4">deposits, and </text:span><text:span text:style-name="T4">1% of other </text:span><text:span text:style-name="T4">rocks. 0.1% </text:span><text:span text:style-name="T4">of all rocks </text:span><text:span text:style-name="T4">contain iron </text:span><text:span text:style-name="T4">ore, and </text:span><text:span text:style-name="T4">0.05% of </text:span><text:span text:style-name="T4">rocks contain </text:span><text:span text:style-name="T4">chromium </text:span><text:span text:style-name="T4">ore. Suppose </text:span><text:span text:style-name="T4">that we have </text:span><text:span text:style-name="T4">found a </text:span><text:span text:style-name="T4">magnetic </text:span><text:span text:style-name="T4">anomaly. </text:span><text:span text:style-name="T4">What is the </text:span><text:span text:style-name="T4">probability </text:span><text:span text:style-name="T4">that this is </text:span><text:span text:style-name="T4">caused by an </text:span><text:span text:style-name="T4">ore deposit?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3" draw:text-style-name="P14" draw:layer="layout" svg:width="17.667cm" svg:height="2.271cm" svg:x="6.1cm" svg:y="5.7cm">
          <draw:text-box>
            <text:p text:style-name="P15"><text:span text:style-name="T4">How many </text:span><text:span text:style-name="T4">ways are </text:span><text:span text:style-name="T4">there to </text:span><text:span text:style-name="T4">shuffle 52 </text:span><text:span text:style-name="T4">cards?</text:span></text:p>
            <text:p text:style-name="P15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3" draw:text-style-name="P14" draw:layer="layout" svg:width="17.667cm" svg:height="2.271cm" svg:x="6.1cm" svg:y="6cm">
          <draw:text-box>
            <text:p text:style-name="P15"><text:span text:style-name="T4">How many </text:span><text:span text:style-name="T4">ways are </text:span><text:span text:style-name="T4">there to rank </text:span><text:span text:style-name="T4">one million </text:span><text:span text:style-name="T4">people?</text:span></text:p>
            <text:p text:style-name="P15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4" draw:text-style-name="P14" draw:layer="layout" svg:width="20.9cm" svg:height="3.071cm" svg:x="5.1cm" svg:y="6.429cm">
          <draw:text-box>
            <text:p text:style-name="P15"><text:span text:style-name="T4">How many </text:span><text:span text:style-name="T4">ways are </text:span><text:span text:style-name="T4">there to draw </text:span><text:span text:style-name="T4">6 lottery </text:span><text:span text:style-name="T4">numbers </text:span><text:span text:style-name="T4">from a </text:span><text:span text:style-name="T4">collection of </text:span><text:span text:style-name="T4">59?</text:span></text:p>
            <text:p text:style-name="P15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5" draw:text-style-name="P16" draw:layer="layout" svg:width="3.935cm" svg:height="6.269cm" svg:x="4.3cm" svg:y="4.4cm">
          <draw:text-box>
            <text:p><text:span text:style-name="T6">Question 1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frame draw:style-name="gr15" draw:text-style-name="P16" draw:layer="layout" svg:width="3.935cm" svg:height="6.269cm" svg:x="9.301cm" svg:y="4.401cm">
          <draw:text-box>
            <text:p><text:span text:style-name="T6">Question 2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frame draw:style-name="gr15" draw:text-style-name="P16" draw:layer="layout" svg:width="3.935cm" svg:height="6.269cm" svg:x="14.301cm" svg:y="4.401cm">
          <draw:text-box>
            <text:p><text:span text:style-name="T6">Question 3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frame draw:style-name="gr15" draw:text-style-name="P16" draw:layer="layout" svg:width="3.935cm" svg:height="6.269cm" svg:x="19.302cm" svg:y="4.402cm">
          <draw:text-box>
            <text:p><text:span text:style-name="T6">Question 4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custom-shape draw:style-name="gr16" draw:text-style-name="P1" draw:layer="layout" svg:width="0.5cm" svg:height="0.5cm" svg:x="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9.8cm">
          <text:p/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24.67cm" svg:height="1.254cm" svg:x="1cm" svg:y="0.74cm">
          <draw:text-box>
            <text:p><text:span text:style-name="T6">What is </text:span><text:span text:style-name="T6">the chance </text:span><text:span text:style-name="T6">of </text:span><text:span text:style-name="T6">guessing </text:span><text:span text:style-name="T6">two of </text:span><text:span text:style-name="T6">these </text:span><text:span text:style-name="T6">multiple </text:span><text:span text:style-name="T6">choice </text:span><text:span text:style-name="T6">questions </text:span><text:span text:style-name="T6">right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5" draw:text-style-name="P16" draw:layer="layout" svg:width="21.207cm" svg:height="3.26cm" svg:x="4cm" svg:y="5.3cm">
          <draw:text-box>
            <text:p><text:span text:style-name="T6">A Scottish </text:span><text:span text:style-name="T6">geology </text:span><text:span text:style-name="T6">student </text:span><text:span text:style-name="T6">goes </text:span><text:span text:style-name="T6">mapping </text:span><text:span text:style-name="T6">on five </text:span><text:span text:style-name="T6">occasions.</text:span></text:p>
            <text:p><text:span text:style-name="T6">There is </text:span><text:span text:style-name="T6">an 80% </text:span><text:span text:style-name="T6">chance of </text:span><text:span text:style-name="T6">rain per </text:span><text:span text:style-name="T6">trip. What </text:span><text:span text:style-name="T6">is the </text:span><text:span text:style-name="T6">probabilit</text:span><text:span text:style-name="T6">y </text:span></text:p>
            <text:p><text:span text:style-name="T6">that the </text:span><text:span text:style-name="T6">student </text:span><text:span text:style-name="T6">enjoys at </text:span><text:span text:style-name="T6">least two </text:span><text:span text:style-name="T6">dry </text:span><text:span text:style-name="T6">mapping </text:span><text:span text:style-name="T6">trips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9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8" draw:text-style-name="P18" draw:layer="layout" svg:width="23.917cm" svg:height="8.037cm" svg:x="1.583cm" svg:y="3.212cm">
          <draw:image xlink:href="Pictures/100000000000069D000002391A27F7AA59F2329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0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8" draw:text-style-name="P18" draw:layer="layout" svg:width="24.917cm" svg:height="8.393cm" svg:x="1.5cm" svg:y="3.5cm">
          <draw:image xlink:href="Pictures/100000000000069F0000023BC8E17431E550A4D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8" draw:text-style-name="P18" draw:layer="layout" svg:width="24.417cm" svg:height="8.21cm" svg:x="2cm" svg:y="3.29cm">
          <draw:image xlink:href="Pictures/100000000000069F0000023AF229120A94D513C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15" draw:text-style-name="P16" draw:layer="layout" svg:width="25.199cm" svg:height="5.266cm" svg:x="1.32cm" svg:y="4.237cm">
          <draw:text-box>
            <text:p><text:span text:style-name="T6">We believe </text:span><text:span text:style-name="T6">that 50% </text:span><text:span text:style-name="T6">of all </text:span><text:span text:style-name="T6">dinosaur </text:span><text:span text:style-name="T6">fossils are </text:span><text:span text:style-name="T6">female </text:span><text:span text:style-name="T6">(and 50% </text:span><text:span text:style-name="T6">are male). </text:span></text:p>
            <text:p><text:span text:style-name="T6">A bone </text:span><text:span text:style-name="T6">bed </text:span><text:span text:style-name="T6">contains </text:span><text:span text:style-name="T6">50 </text:span><text:span text:style-name="T6">dinosaur </text:span><text:span text:style-name="T6">fossils </text:span><text:span text:style-name="T6">among </text:span><text:span text:style-name="T6">which 32 </text:span><text:span text:style-name="T6">are female </text:span></text:p>
            <text:p><text:span text:style-name="T6">(and 18 </text:span><text:span text:style-name="T6">are male). </text:span><text:span text:style-name="T6">Do we </text:span><text:span text:style-name="T6">have </text:span><text:span text:style-name="T6">enough </text:span><text:span text:style-name="T6">evidence </text:span><text:span text:style-name="T6">to prove </text:span><text:span text:style-name="T6">that the </text:span><text:span text:style-name="T6">proportion </text:span></text:p>
            <text:p><text:span text:style-name="T6">of males </text:span><text:span text:style-name="T6">and </text:span><text:span text:style-name="T6">females is </text:span><text:span text:style-name="T6">different? </text:span><text:span text:style-name="T6">Do our </text:span><text:span text:style-name="T6">data </text:span><text:span text:style-name="T6">support </text:span><text:span text:style-name="T6">the notion </text:span><text:span text:style-name="T6">that </text:span></text:p>
            <text:p><text:span text:style-name="T6">females </text:span><text:span text:style-name="T6">are more </text:span><text:span text:style-name="T6">common </text:span><text:span text:style-name="T6">than </text:span><text:span text:style-name="T6">males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4cm" svg:height="1.302cm" svg:x="13.6cm" svg:y="13.189cm">
          <draw:image xlink:href="Pictures/10000000000003690000004F6D626353CC0911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2cm" svg:x="13.6cm" svg:y="13.245cm">
          <draw:image xlink:href="Pictures/10000000000002BD00000032EB3EE513C8812A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0.993cm" svg:height="1.311cm" svg:x="13.607cm" svg:y="13.089cm">
          <draw:image xlink:href="Pictures/1000000100000253000000470DC5FDD645C16CE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3.9cm" svg:height="1.176cm" svg:x="13.7cm" svg:y="13.276cm">
          <draw:image xlink:href="Pictures/10000000000003820000004CECAA05233FFB5A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7.471cm" svg:height="1.438cm" svg:x="14cm" svg:y="13.162cm">
          <draw:image xlink:href="Pictures/100000000000016100000044E0594A7955C0B0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cm" svg:height="1.462cm" svg:x="13.6cm" svg:y="13.008cm">
          <draw:image xlink:href="Pictures/10000000000002B100000050883B01D52E85C9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183cm" svg:height="1.378cm" svg:x="13.7cm" svg:y="13.183cm">
          <draw:image xlink:href="Pictures/10000000000002B100000043CE29EDDB1570CB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987cm" svg:height="1.236cm" svg:x="13.813cm" svg:y="13.313cm">
          <draw:image xlink:href="Pictures/10000000000002D70000004BB4B6EAAD3D6BBB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99cm" svg:height="1.438cm" svg:x="13.701cm" svg:y="13.1cm">
          <draw:image xlink:href="Pictures/1000000000000258000000446459FE954F3F8F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128cm" svg:height="1.46cm" svg:x="13.8cm" svg:y="12.94cm">
          <draw:image xlink:href="Pictures/100000000000023D000000458CE6BCC5CCD479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042cm" svg:height="1.354cm" svg:x="13.958cm" svg:y="13.2cm">
          <draw:image xlink:href="Pictures/100000000000017C000000408EFAE3D757B06B6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ieter Vermeesch</meta:initial-creator>
    <meta:creation-date>2025-01-13T22:08:59.290116737</meta:creation-date>
    <dc:date>2025-01-26T22:09:17.154115437</dc:date>
    <dc:creator>Pieter Vermeesch</dc:creator>
    <meta:editing-duration>PT1H37M24S</meta:editing-duration>
    <meta:editing-cycles>12</meta:editing-cycles>
    <meta:generator>LibreOffice/7.3.7.2$Linux_X86_64 LibreOffice_project/30$Build-2</meta:generator>
    <meta:document-statistic meta:object-count="209"/>
  </office:meta>
</office:document-meta>
</file>